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9e6a" officeooo:paragraph-rsid="00159e6a"/>
    </style:style>
    <style:style style:name="P2" style:family="paragraph" style:parent-style-name="Standard">
      <style:text-properties officeooo:rsid="00189ce9" officeooo:paragraph-rsid="00189ce9"/>
    </style:style>
    <style:style style:name="P3" style:family="paragraph" style:parent-style-name="Standard">
      <style:text-properties officeooo:rsid="001a4b43" officeooo:paragraph-rsid="001a4b43"/>
    </style:style>
    <style:style style:name="P4" style:family="paragraph" style:parent-style-name="Standard">
      <style:text-properties officeooo:rsid="001abeb8" officeooo:paragraph-rsid="001a4b43"/>
    </style:style>
    <style:style style:name="P5" style:family="paragraph" style:parent-style-name="Standard">
      <style:text-properties officeooo:rsid="001abeb8" officeooo:paragraph-rsid="001abeb8"/>
    </style:style>
    <style:style style:name="P6" style:family="paragraph" style:parent-style-name="Standard">
      <style:text-properties officeooo:rsid="001adc5c" officeooo:paragraph-rsid="001adc5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adc5c"/>
    </style:style>
    <style:style style:name="T4" style:family="text">
      <style:text-properties officeooo:rsid="001ba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fonctionne un tournoi de tennis ?</text:p>
      <text:p text:style-name="P1"/>
      <text:p text:style-name="P2"/>
      <text:p text:style-name="P6">Au meilleurs des 3 sets 6 jeux avec 2 jeux d’écarts 7 jeux s’<text:span text:style-name="T4">il y a</text:span> 5 <text:span text:style-name="T4">jeux à</text:span>-5 si <text:span text:style-name="T4">c’est</text:span> 6-6 c’est tie break en 7 points avec 2 points d’écarts</text:p>
      <text:p text:style-name="P2"/>
      <text:p text:style-name="P3">1<text:span text:style-name="T1">er</text:span> temps : un tournoi doit avoir l’autorisation de la fédération(homologation) à la ligue ou fédération du département</text:p>
      <text:p text:style-name="P3">2eme temps : inscription de l’homologation</text:p>
      <text:p text:style-name="P3">3eme temps : club va faire sa pub</text:p>
      <text:p text:style-name="P3">4eme : date d’inscription ( catégories ) de non classés à 1ere série (haut niveau)</text:p>
      <text:p text:style-name="P3">non classés </text:p>
      <text:p text:style-name="P3">4eme séries</text:p>
      <text:p text:style-name="P3">3 <text:span text:style-name="T3">eme </text:span>séries</text:p>
      <text:p text:style-name="P3">2 eme séries</text:p>
      <text:p text:style-name="P3"/>
      <text:p text:style-name="P3">(classement)</text:p>
      <text:p text:style-name="P3"/>
      <text:p text:style-name="P3">jeunes 10-12/13-14/15-16/<text:span text:style-name="T4">17-18</text:span></text:p>
      <text:p text:style-name="P3"/>
      <text:p text:style-name="P3"><text:span text:style-name="T4">séniors </text:span>+ 30/35/40/45/50/55</text:p>
      <text:p text:style-name="P3"/>
      <text:p text:style-name="P3">simple messieurs et dames</text:p>
      <text:p text:style-name="P4"/>
      <text:p text:style-name="P5">en fonction des joueurs on utilise des tours jusqu’en quart de final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9:41:16.425000000</meta:creation-date>
    <dc:date>2017-04-19T15:04:19.881000000</dc:date>
    <meta:editing-duration>PT31S</meta:editing-duration>
    <meta:editing-cycles>1</meta:editing-cycles>
    <meta:document-statistic meta:table-count="0" meta:image-count="0" meta:object-count="0" meta:page-count="1" meta:paragraph-count="15" meta:word-count="118" meta:character-count="669" meta:non-whitespace-character-count="565"/>
    <meta:generator>LibreOffice/5.2.6.2$Windows_x86 LibreOffice_project/a3100ed2409ebf1c212f5048fbe377c281438fdc</meta:generator>
  </office:meta>
</office:document-meta>
</file>